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0771a" officeooo:paragraph-rsid="0000771a"/>
    </style:style>
    <style:style style:name="P2" style:family="paragraph" style:parent-style-name="Standard">
      <style:text-properties officeooo:rsid="0000d32d" officeooo:paragraph-rsid="0000d3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aaa</text:p>
      <text:p text:style-name="P1">bbbbbbbbbbbbb</text:p>
      <text:p text:style-name="P1">This is a text file.</text:p>
      <text:p text:style-name="P2">searchque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ssam Al-Tayeb</meta:initial-creator>
    <meta:creation-date>2018-06-17T13:48:05.744886512</meta:creation-date>
    <dc:date>2018-06-17T13:49:43.267833852</dc:date>
    <dc:creator>Hussam Al-Tayeb</dc:creator>
    <meta:editing-duration>PT1M38S</meta:editing-duration>
    <meta:editing-cycles>2</meta:editing-cycles>
    <meta:generator>LibreOfficeDev/6.2.0.0.alpha0$Windows_x86 LibreOffice_project/75a48e37b260c145297261d0e0ab5720894404f1</meta:generator>
    <meta:document-statistic meta:table-count="0" meta:image-count="0" meta:object-count="0" meta:page-count="1" meta:paragraph-count="4" meta:word-count="8" meta:character-count="58" meta:non-whitespace-character-count="54"/>
  </office:meta>
</office:document-meta>
</file>